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iragino Kaku Gothic ProN" svg:font-family="'Hiragino Kaku Gothic ProN', Meiryo, sans-serif"/>
    <style:font-face style:name="Meiryo" svg:font-family="Meiryo, 'Hiragino Kaku Gothic Pro', Helvetica, 'Helvetica Neue', Arial"/>
    <style:font-face style:name="apple-system" svg:font-family="apple-system, 'Segoe UI', 'Helvetica Neue', 'Hiragino Kaku Gothic ProN', meiryo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ＭＳ ゴシック" svg:font-family="'ＭＳ ゴシック'" style:font-family-generic="modern" style:font-pitch="fixed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メイリオ1" svg:font-family="メイリオ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5.286cm" fo:margin-top="0cm" fo:margin-bottom="0cm" table:align="center" style:writing-mode="lr-tb"/>
    </style:style>
    <style:style style:name="表1.A" style:family="table-column">
      <style:table-column-properties style:column-width="15.286cm"/>
    </style:style>
    <style:style style:name="表1.1" style:family="table-row">
      <style:table-row-properties style:min-row-height="5.749cm" fo:keep-together="auto"/>
    </style:style>
    <style:style style:name="表1.A1" style:family="table-cell">
      <style:table-cell-properties style:vertical-align="middle" fo:padding-left="0.191cm" fo:padding-right="0.191cm" fo:padding-top="0.501cm" fo:padding-bottom="0.501cm" fo:border-left="6pt solid #70adc9" fo:border-right="none" fo:border-top="1pt solid #70adc9" fo:border-bottom="1pt solid #70adc9" style:writing-mode="lr-tb"/>
    </style:style>
    <style:style style:name="P1" style:family="paragraph" style:parent-style-name="Contents_20_Heading">
      <style:text-properties officeooo:paragraph-rsid="00041ad1"/>
    </style:style>
    <style:style style:name="P2" style:family="paragraph" style:parent-style-name="Contents_20_Heading">
      <style:text-properties officeooo:paragraph-rsid="001e9129"/>
    </style:style>
    <style:style style:name="P3" style:family="paragraph" style:parent-style-name="Contents_20_Heading">
      <style:text-properties officeooo:paragraph-rsid="002365d7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タイトル">
      <style:text-properties fo:font-size="48pt" officeooo:paragraph-rsid="00032521" style:font-size-asian="48pt" style:font-size-complex="48pt"/>
    </style:style>
    <style:style style:name="P6" style:family="paragraph" style:parent-style-name="List">
      <style:text-properties officeooo:paragraph-rsid="000da6ed"/>
    </style:style>
    <style:style style:name="P7" style:family="paragraph" style:parent-style-name="Contents_20_Heading">
      <style:paragraph-properties fo:break-before="page"/>
      <style:text-properties officeooo:paragraph-rsid="002365d7"/>
    </style:style>
    <style:style style:name="P8" style:family="paragraph" style:parent-style-name="Contents_20_Heading">
      <style:text-properties officeooo:paragraph-rsid="001e9129"/>
    </style:style>
    <style:style style:name="P9" style:family="paragraph" style:parent-style-name="Contents_20_Heading">
      <style:text-properties officeooo:paragraph-rsid="00274ac9"/>
    </style:style>
    <style:style style:name="P10" style:family="paragraph" style:parent-style-name="Heading_20_3">
      <style:text-properties officeooo:paragraph-rsid="0028e7e8"/>
    </style:style>
    <style:style style:name="P11" style:family="paragraph" style:parent-style-name="Heading_20_7">
      <style:paragraph-properties fo:break-before="page"/>
    </style:style>
    <style:style style:name="P12" style:family="paragraph" style:parent-style-name="Heading_20_9">
      <style:text-properties officeooo:paragraph-rsid="00095f99"/>
    </style:style>
    <style:style style:name="P13" style:family="paragraph" style:parent-style-name="Heading_20_9">
      <style:text-properties officeooo:paragraph-rsid="00274ac9"/>
    </style:style>
    <style:style style:name="P14" style:family="paragraph" style:parent-style-name="Standard" style:list-style-name="List_20_1">
      <style:paragraph-properties fo:line-height="190%" fo:text-align="start" style:justify-single-word="false" fo:orphans="2" fo:widows="2" fo:padding="0cm" fo:border="none"/>
      <style:text-properties officeooo:paragraph-rsid="001e9129"/>
    </style:style>
    <style:style style:name="P15" style:family="paragraph" style:parent-style-name="Standard" style:list-style-name="List_20_1">
      <style:paragraph-properties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officeooo:paragraph-rsid="001f68d3" style:font-name-asian="apple-system" style:font-size-asian="12pt" style:font-style-asian="normal" style:font-weight-asian="normal"/>
    </style:style>
    <style:style style:name="P16" style:family="paragraph" style:parent-style-name="Text_20_body" style:list-style-name="List_20_1">
      <style:paragraph-properties fo:line-height="190%" fo:orphans="2" fo:widows="2" fo:padding="0cm" fo:border="none"/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P17" style:family="paragraph" style:parent-style-name="Text_20_body" style:list-style-name="List_20_1">
      <style:paragraph-properties fo:line-height="190%" fo:orphans="2" fo:widows="2" fo:padding="0cm" fo:border="none"/>
      <style:text-properties fo:font-variant="normal" fo:text-transform="none" fo:color="#333333" loext:opacity="100%" fo:letter-spacing="normal" officeooo:paragraph-rsid="001e9129" style:font-name-asian="apple-system" style:font-size-asian="12pt" style:font-style-asian="normal" style:font-weight-asian="normal"/>
    </style:style>
    <style:style style:name="P18" style:family="paragraph" style:parent-style-name="Text_20_body" style:list-style-name="List_20_1">
      <style:paragraph-properties fo:line-height="190%" fo:orphans="2" fo:widows="2" fo:padding="0cm" fo:border="none"/>
      <style:text-properties fo:font-variant="normal" fo:text-transform="none" fo:color="#333333" loext:opacity="100%" fo:letter-spacing="normal" officeooo:paragraph-rsid="00274ac9" style:font-name-asian="apple-system" style:font-size-asian="12pt" style:font-style-asian="normal" style:font-weight-asian="normal"/>
    </style:style>
    <style:style style:name="P19" style:family="paragraph" style:parent-style-name="Text_20_body" style:list-style-name="List_20_1">
      <style:paragraph-properties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officeooo:paragraph-rsid="001e9129" style:font-name-asian="apple-system" style:font-size-asian="12pt" style:font-style-asian="normal" style:font-weight-asian="normal"/>
    </style:style>
    <style:style style:name="P20" style:family="paragraph" style:parent-style-name="Text_20_body" style:list-style-name="List_20_1">
      <style:paragraph-properties fo:margin-top="0cm" fo:margin-bottom="0cm" style:contextual-spacing="false"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P21" style:family="paragraph" style:parent-style-name="Text_20_body" style:list-style-name="List_20_1">
      <style:paragraph-properties fo:margin-top="0cm" fo:margin-bottom="0cm" style:contextual-spacing="false" fo:line-height="190%" fo:orphans="2" fo:widows="2" fo:padding="0cm" fo:border="none"/>
      <style:text-properties fo:font-variant="normal" fo:text-transform="none" fo:color="#333333" loext:opacity="100%" fo:letter-spacing="normal" officeooo:paragraph-rsid="00274ac9" style:font-name-asian="apple-system" style:font-size-asian="12pt" style:font-style-asian="normal" style:font-weight-asian="normal"/>
    </style:style>
    <style:style style:name="P22" style:family="paragraph" style:parent-style-name="Text_20_body" style:list-style-name="List_20_1">
      <style:paragraph-properties fo:margin-top="0cm" fo:margin-bottom="0cm" style:contextual-spacing="false" fo:line-height="190%" fo:text-align="start" style:justify-single-word="false" fo:orphans="2" fo:widows="2" fo:padding="0cm" fo:border="none"/>
    </style:style>
    <style:style style:name="P23" style:family="paragraph" style:parent-style-name="Text_20_body_20_indent" style:list-style-name="Numbering_20_123">
      <style:text-properties fo:font-size="13.6999998092651pt" style:font-size-asian="12pt" style:font-size-complex="13.6999998092651pt"/>
    </style:style>
    <style:style style:name="P24" style:family="paragraph" style:parent-style-name="Text_20_body_20_indent" style:list-style-name="Numbering_20_123">
      <style:text-properties fo:font-size="13.6999998092651pt" officeooo:paragraph-rsid="0026d6f8" style:font-size-asian="12pt" style:font-size-complex="13.6999998092651pt"/>
    </style:style>
    <style:style style:name="P25" style:family="paragraph" style:parent-style-name="Text_20_body_20_indent" style:list-style-name="List_20_1">
      <style:text-properties fo:font-size="12pt" style:font-size-asian="12pt" style:font-size-complex="12pt"/>
    </style:style>
    <style:style style:name="P26" style:family="paragraph" style:parent-style-name="Text_20_body_20_indent" style:list-style-name="List_20_1">
      <style:text-properties officeooo:rsid="0028e7e8" officeooo:paragraph-rsid="0028e7e8"/>
    </style:style>
    <style:style style:name="P27" style:family="paragraph" style:parent-style-name="Text_20_body_20_indent">
      <style:text-properties officeooo:rsid="0028e7e8" officeooo:paragraph-rsid="0028e7e8"/>
    </style:style>
    <style:style style:name="P28" style:family="paragraph" style:parent-style-name="Text_20_body_20_indent">
      <style:paragraph-properties fo:margin-left="0cm" fo:margin-right="0cm" fo:text-indent="0cm" style:auto-text-indent="false"/>
      <style:text-properties officeooo:rsid="0028e7e8" officeooo:paragraph-rsid="0028e7e8"/>
    </style:style>
    <style:style style:name="T1" style:family="text"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T2" style:family="text">
      <style:text-properties fo:font-variant="normal" fo:text-transform="none" fo:color="#333333" loext:opacity="100%" fo:letter-spacing="normal" style:font-name-asian="Hiragino Kaku Gothic ProN" style:font-size-asian="15pt" style:font-style-asian="normal" style:font-weight-asian="normal"/>
    </style:style>
    <style:style style:name="T3" style:family="text">
      <style:text-properties fo:font-variant="normal" fo:text-transform="none" fo:color="#333333" loext:opacity="100%" style:font-name="apple-system" fo:font-size="12pt" fo:letter-spacing="normal" fo:font-style="normal" fo:font-weight="normal" style:font-name-asian="apple-system" style:font-size-asian="12pt" style:font-style-asian="normal" style:font-weight-asian="normal"/>
    </style:style>
    <style:style style:name="T4" style:family="text">
      <style:text-properties fo:font-variant="normal" fo:text-transform="none" fo:color="#333333" loext:opacity="100%" fo:font-size="10.5pt" fo:letter-spacing="normal" officeooo:rsid="000d4d52" style:font-name-asian="apple-system" style:font-size-asian="10.5pt" style:font-style-asian="normal" style:font-weight-asian="normal" style:font-size-complex="10.5pt"/>
    </style:style>
    <style:style style:name="T5" style:family="text">
      <style:text-properties fo:font-variant="normal" fo:text-transform="none" fo:color="#202124" loext:opacity="100%" fo:letter-spacing="normal" style:font-name-asian="arial" style:font-size-asian="12pt" style:font-style-asian="normal" style:font-weight-asian="normal"/>
    </style:style>
    <style:style style:name="T6" style:family="text">
      <style:text-properties officeooo:rsid="001f68d3"/>
    </style:style>
    <style:style style:name="T7" style:family="text">
      <style:text-properties style:font-name="Meiryo" fo:font-style="normal" fo:font-weight="normal"/>
    </style:style>
    <style:style style:name="T8" style:family="text">
      <style:text-properties style:font-name-asian="Meiryo"/>
    </style:style>
    <style:style style:name="T9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List_20_Heading"><text:span text:style-name="Emphasis">関係社外秘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表1" table:style-name="表1">
        <table:table-column table:style-name="表1.A"/>
        <table:table-row table:style-name="表1.1">
          <table:table-cell table:style-name="表1.A1" office:value-type="string">
            <text:p text:style-name="タイトル">チーム開発演習</text:p>
            <text:p text:style-name="タイトル"/>
            <text:p text:style-name="タイトル">通販システム</text:p>
            <text:p text:style-name="タイトル"/>
            <text:p text:style-name="タイトル">コーディング規約</text:p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> </text:p>
      <text:p text:style-name="Standard"/>
      <text:p text:style-name="Contents_20_Heading"><text:soft-page-break/></text:p>
      <text:p text:style-name="Contents_20_Heading"/>
      <text:p text:style-name="Contents_20_Heading">目次</text:p>
      <text:p text:style-name="Contents_20_Heading">１ はじめに<text:tab/><text:tab/><text:tab/><text:tab/><text:tab/><text:tab/>3</text:p>
      <text:p text:style-name="Contents_20_Heading">２ システム開発の構成　<text:tab/><text:tab/><text:tab/><text:span text:style-name="T6">3</text:span></text:p>
      <text:p text:style-name="P1"><text:tab/>２-１システム名称<text:tab/><text:tab/><text:tab/><text:tab/><text:span text:style-name="T6">3</text:span></text:p>
      <text:p text:style-name="P1"><text:tab/>２-２システムのフォルダ構成<text:tab/><text:tab/><text:span text:style-name="T6">3</text:span></text:p>
      <text:p text:style-name="Contents_20_Heading">３ 命名規則<text:tab/><text:tab/><text:tab/><text:tab/><text:tab/><text:tab/><text:span text:style-name="T6">3</text:span></text:p>
      <text:p text:style-name="Contents_20_Heading"><text:tab/>３-１クラスファイルの命名<text:tab/><text:tab/><text:span text:style-name="T6">4</text:span></text:p>
      <text:p text:style-name="P2"><text:tab/>３-２メソッドの命名<text:tab/><text:tab/><text:tab/><text:span text:style-name="T6">4</text:span></text:p>
      <text:p text:style-name="P2"><text:tab/>３-３変数の命名<text:tab/><text:tab/><text:tab/><text:tab/><text:span text:style-name="T6">4</text:span></text:p>
      <text:p text:style-name="P9"><text:tab/>３-４パッケージ命名<text:tab/><text:tab/><text:tab/></text:p>
      <text:p text:style-name="P9"><text:tab/>３-５フィールド命名<text:tab/><text:tab/><text:tab/></text:p>
      <text:p text:style-name="P1">４コーディングスタイル<text:tab/><text:tab/><text:tab/><text:tab/>5</text:p>
      <text:p text:style-name="P1"><text:tab/>４-１インデント<text:tab/><text:tab/><text:tab/><text:tab/>6</text:p>
      <text:p text:style-name="P1">５ リリース<text:tab/><text:tab/><text:tab/><text:tab/><text:tab/><text:tab/>12</text:p>
      <text:p text:style-name="P3"><text:tab/>５-１ エラーメッセージ<text:tab/><text:tab/><text:tab/></text:p>
      <text:p text:style-name="P7">１はじめに</text:p>
      <text:p text:style-name="Text_20_body_20_indent">本書では、架空の顧客からの要望を記載しています。</text:p>
      <text:p text:style-name="Text_20_body_20_indent">初学者向け研修で利用することを考慮して、一般的な要件定義書の内容よりも量と粒度を抑えてあります。ご留意ください。</text:p>
      <text:p text:style-name="Text_20_body_20_indent"/>
      <text:p text:style-name="P6"/>
      <text:h text:style-name="Heading_20_3" text:outline-level="3">２システム開発の目的</text:h>
      <text:h text:style-name="Heading_20_9" text:outline-level="9">２-１システム名称</text:h>
      <text:p text:style-name="Text_20_body_20_indent">シェアードショップシステム</text:p>
      <text:p text:style-name="Text_20_body_20_indent">著者<text:tab/>：システムシェアード</text:p>
      <text:p text:style-name="Text_20_body_20_indent">追加著者：花より漢気</text:p>
      <text:p text:style-name="Text_20_body_20_indent"/>
      <text:h text:style-name="P12" text:outline-level="9">２-２システムのフォルダ構成</text:h>
      <text:p text:style-name="Quotations">システムシェアードシステム</text:p>
      <text:p text:style-name="Quotations"><text:line-break/><text:span text:style-name="T4">別紙でフォルダの構成図を準備しています。</text:span></text:p>
      <text:p text:style-name="Quotations"/>
      <text:p text:style-name="Quotations">ファイル名：99_フォルダ構成図.docx</text:p>
      <text:p text:style-name="Quotations"/>
      <text:p text:style-name="Standard"/>
      <text:h text:style-name="Heading_20_3" text:outline-level="3">３命名規則</text:h>
      <text:list xml:id="list746467184" text:style-name="List_20_1">
        <text:list-item>
          <text:list>
            <text:list-item>
              <text:p text:style-name="P17">　大文字と小文字は区別される</text:p>
            </text:list-item>
            <text:list-item>
              <text:p text:style-name="P17">　先頭文字に数字は使えない</text:p>
            </text:list-item>
            <text:list-item>
              <text:p text:style-name="P17">　文字数制限はない</text:p>
            </text:list-item>
            <text:list-item>
              <text:p text:style-name="P14"><text:span text:style-name="T1">　すべての</text:span><text:span text:style-name="T3">Unicode</text:span><text:span text:style-name="T1">文字が利用できる </text:span></text:p>
            </text:list-item>
            <text:list-item>
              <text:p text:style-name="P15">　予約語は使えない </text:p>
            </text:list-item>
          </text:list>
        </text:list-item>
      </text:list>
      <text:h text:style-name="Heading_20_9" text:outline-level="9" text:is-list-header="true"><text:soft-page-break/>３-１クラスファイル命名</text:h>
      <text:list xml:id="list141331669657324" text:continue-numbering="true" text:style-name="List_20_1">
        <text:list-item>
          <text:list>
            <text:list-item>
              <text:p text:style-name="P16">　先頭を大文字</text:p>
            </text:list-item>
            <text:list-item>
              <text:p text:style-name="P19">　それ以外は小文字</text:p>
            </text:list-item>
            <text:list-item>
              <text:p text:style-name="P14"><text:span text:style-name="T1">　言葉の区切りは大文字</text:span></text:p>
            </text:list-item>
          </text:list>
        </text:list-item>
      </text:list>
      <text:h text:style-name="Heading_20_9" text:outline-level="9" text:is-list-header="true">３-２メソッド命名</text:h>
      <text:list xml:id="list141332053586066" text:continue-numbering="true" text:style-name="List_20_1">
        <text:list-item>
          <text:list>
            <text:list-item>
              <text:p text:style-name="P20">先頭を小文字</text:p>
            </text:list-item>
            <text:list-item>
              <text:p text:style-name="P20">以降も小文字</text:p>
            </text:list-item>
            <text:list-item>
              <text:p text:style-name="P20">言葉の区切りは大文字</text:p>
            </text:list-item>
            <text:list-item>
              <text:p text:style-name="P20">1つのメソッドに1つの役割とする</text:p>
            </text:list-item>
            <text:list-item>
              <text:p text:style-name="P22"><text:span text:style-name="T1">予約語ではない英単語と略語を組み合わせることが多い</text:span></text:p>
            </text:list-item>
          </text:list>
        </text:list-item>
      </text:list>
      <text:h text:style-name="P13" text:outline-level="9" text:is-list-header="true">３-３変数の命名</text:h>
      <text:list xml:id="list141331041842074" text:continue-numbering="true" text:style-name="List_20_1">
        <text:list-item>
          <text:list>
            <text:list-item>
              <text:p text:style-name="P21">すべて小文字</text:p>
            </text:list-item>
            <text:list-item>
              <text:p text:style-name="P18">複合文字の場合は区切りを大文字する</text:p>
            </text:list-item>
            <text:list-item>
              <text:p text:style-name="P18">意味が読み取れる名前 </text:p>
            </text:list-item>
          </text:list>
        </text:list-item>
      </text:list>
      <text:h text:style-name="P13" text:outline-level="9" text:is-list-header="true">３-４パッケージの命名</text:h>
      <text:list xml:id="list141331406050562" text:continue-numbering="true" text:style-name="List_20_1">
        <text:list-item>
          <text:list>
            <text:list-item>
              <text:p text:style-name="P25">パッケージ名が重複しない</text:p>
            </text:list-item>
            <text:list-item>
              <text:p text:style-name="P25"><text:bookmark text:name="2"/><text:span text:style-name="T7">Java </text:span><text:span text:style-name="T8">のパッケージはディレクトリで整理する</text:span></text:p>
            </text:list-item>
            <text:list-item>
              <text:p text:style-name="P25"><text:bookmark text:name="i-8"/>クラスの目的に応じたパッケージ名をつける</text:p>
            </text:list-item>
          </text:list>
        </text:list-item>
      </text:list>
      <text:h text:style-name="Heading_20_7" text:outline-level="7">３-５ フィールドの命名</text:h>
      <text:list xml:id="list141331936319832" text:continue-numbering="true" text:style-name="List_20_1">
        <text:list-item>
          <text:list>
            <text:list-item>
              <text:p text:style-name="P26">. public なフィールドは作らない </text:p>
            </text:list-item>
          </text:list>
        </text:list-item>
      </text:list>
      <text:p text:style-name="P27"/>
      <text:p text:style-name="P27"/>
      <text:p text:style-name="P27"/>
      <text:p text:style-name="P28"/>
      <text:h text:style-name="P10" text:outline-level="3"><text:soft-page-break/>４コーディングスタイル</text:h>
      <text:p text:style-name="Text_20_body_20_indent"><text:span text:style-name="T1">コーディングスタイルはインデントの仕方とか、中かっこの位置とか、コメントの位置や内容とかを決めておきます。</text:span> </text:p>
      <text:p text:style-name="Text_20_body_20_indent">・長い行は適宜改行する </text:p>
      <text:p text:style-name="Text_20_body_20_indent">・変数隠しはしない </text:p>
      <text:h text:style-name="Heading_20_7" text:outline-level="7" text:is-list-header="true">４-１インデント</text:h>
      <text:p text:style-name="Text_20_body_20_indent"><text:span text:style-name="T5">文章の行頭に空白を挿入して先頭の文字を右に押しやること。 また、そのために左端に挿入された空白や、テキストエディタやワープロソフトの持つ字下げ機能のこと</text:span> </text:p>
      <text:h text:style-name="Heading_20_7" text:outline-level="7"/>
      <text:h text:style-name="Heading_20_7" text:outline-level="7">４-２コメント</text:h>
      <text:h text:style-name="P11" text:outline-level="7"/>
      <text:h text:style-name="Heading_20_7" text:outline-level="7">５ リリース</text:h>
      <text:h text:style-name="Heading_20_7" text:outline-level="7">私たち、花より漢気チームからシェアードシステム様にシェアードショップシステムを納品いたします。メッセージの出力をまとめています。</text:h>
      <text:h text:style-name="Heading_20_7" text:outline-level="7" text:is-list-header="true">５-１ エラーメッセージ</text:h>
      <text:h text:style-name="Heading_20_7" text:outline-level="7">ログイン</text:h>
      <text:list xml:id="list3913590959" text:style-name="Numbering_20_123">
        <text:list-header>
          <text:p text:style-name="P23">・登録されていないユーザーに対してログインをする場合、エラーメッセージを表示されます。</text:p>
          <text:p text:style-name="P23">・メールアドレスの入力形式が一致しない場合、それぞれにあったエラーメッセージが表示されます。</text:p>
          <text:p text:style-name="P23">・パスワードの入力形式が一致しない場合、それぞれにあったエラーメッセージが表示されます。</text:p>
        </text:list-header>
        <text:list-item>
          <text:p text:style-name="P23">商品一覧</text:p>
          <text:p text:style-name="P23">・システム利用者が商品検索を行い、商品が1つもない場合、固定のメッセージを表示されます。</text:p>
        </text:list-item>
        <text:list-item>
          <text:p text:style-name="P23">その他</text:p>
          <text:p text:style-name="P24">・上記以外の予期せぬエラーに関しては、固定のページを表示されます。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iragino Kaku Gothic ProN" svg:font-family="'Hiragino Kaku Gothic ProN', Meiryo, sans-serif"/>
    <style:font-face style:name="Meiryo" svg:font-family="Meiryo, 'Hiragino Kaku Gothic Pro', Helvetica, 'Helvetica Neue', Arial"/>
    <style:font-face style:name="apple-system" svg:font-family="apple-system, 'Segoe UI', 'Helvetica Neue', 'Hiragino Kaku Gothic ProN', meiryo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ＭＳ ゴシック" svg:font-family="'ＭＳ ゴシック'" style:font-family-generic="modern" style:font-pitch="fixed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メイリオ1" svg:font-family="メイリオ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メイリオ" fo:font-family="メイリオ" style:font-family-generic="roman" style:font-pitch="variable" fo:font-size="10.5pt" fo:language="en" fo:country="US" style:letter-kerning="true" style:font-name-asian="メイリオ1" style:font-family-asian="メイリオ" style:font-family-generic-asian="system" style:font-pitch-asian="variable" style:font-size-asian="10.5pt" style:language-asian="ja" style:country-asian="JP" style:font-name-complex="メイリオ1" style:font-family-complex="メイリオ" style:font-family-generic-complex="system" style:font-pitch-complex="variable" style:font-size-complex="10.5pt" style:language-complex="ar" style:country-complex="SA"/>
    </style:style>
    <style:style style:name="タイトル" style:family="paragraph" style:parent-style-name="Standard" style:default-outline-level="">
      <style:paragraph-properties fo:margin-left="0cm" fo:margin-right="0cm" fo:line-height="1.482cm" fo:text-indent="0cm" style:auto-text-indent="false"/>
      <style:text-properties fo:color="#70adc9" loext:opacity="100%" fo:font-size="36pt" style:font-size-asian="36pt" style:font-size-complex="3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タイトル_20__28_文字_29_" style:display-name="タイトル (文字)" style:family="text" style:parent-style-name="Default_20_Paragraph_20_Font">
      <style:text-properties fo:color="#70adc9" loext:opacity="100%" fo:font-size="36pt" style:font-size-asian="36pt" style:font-size-complex="3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10:20:58.035000000</meta:creation-date>
    <dc:date>2021-06-07T14:13:29.616000000</dc:date>
    <meta:editing-duration>PT51M38S</meta:editing-duration>
    <meta:editing-cycles>8</meta:editing-cycles>
    <meta:generator>LibreOffice/7.0.4.2$Windows_X86_64 LibreOffice_project/dcf040e67528d9187c66b2379df5ea4407429775</meta:generator>
    <meta:document-statistic meta:table-count="1" meta:image-count="0" meta:object-count="0" meta:page-count="6" meta:paragraph-count="76" meta:word-count="1162" meta:character-count="1281" meta:non-whitespace-character-count="1187"/>
  </office:meta>
</office:document-meta>
</file>